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74cf4" officeooo:paragraph-rsid="00274cf4" fo:background-color="transparent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0fc6a8" officeooo:paragraph-rsid="000fc6a8"/>
    </style:style>
    <style:style style:name="P9" style:family="paragraph" style:parent-style-name="Standard">
      <style:text-properties officeooo:rsid="0011be00" officeooo:paragraph-rsid="0011be00"/>
    </style:style>
    <style:style style:name="P10" style:family="paragraph" style:parent-style-name="Standard">
      <style:text-properties officeooo:rsid="00156edf" officeooo:paragraph-rsid="00156edf"/>
    </style:style>
    <style:style style:name="P11" style:family="paragraph" style:parent-style-name="Standard">
      <style:text-properties officeooo:rsid="0029fab4" officeooo:paragraph-rsid="0029fab4"/>
    </style:style>
    <style:style style:name="P12" style:family="paragraph" style:parent-style-name="Standard">
      <style:text-properties fo:font-weight="normal" officeooo:rsid="0029fab4" officeooo:paragraph-rsid="0029fab4" style:font-weight-asian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6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 style:list-style-name="L1">
      <style:text-properties officeooo:rsid="0029fab4" officeooo:paragraph-rsid="0029fab4"/>
    </style:style>
    <style:style style:name="P20" style:family="paragraph" style:parent-style-name="Standard" style:list-style-name="L2">
      <style:text-properties fo:font-weight="bold" officeooo:rsid="0011be00" officeooo:paragraph-rsid="0011be00" style:font-weight-asian="bold" style:font-weight-complex="bold"/>
    </style:style>
    <style:style style:name="P21" style:family="paragraph" style:parent-style-name="Standard" style:list-style-name="L2">
      <style:text-properties fo:font-weight="bold" officeooo:rsid="0011be00" officeooo:paragraph-rsid="001eb38e" style:font-weight-asian="bold" style:font-weight-complex="bold"/>
    </style:style>
    <style:style style:name="P22" style:family="paragraph" style:parent-style-name="Standard" style:list-style-name="L2">
      <style:text-properties fo:font-weight="bold" officeooo:rsid="001eb38e" officeooo:paragraph-rsid="001eb38e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56edf" officeooo:paragraph-rsid="0030b68b" style:font-weight-asian="bold" style:font-weight-complex="bold"/>
    </style:style>
    <style:style style:name="P24" style:family="paragraph" style:parent-style-name="Standard">
      <style:text-properties officeooo:rsid="001388d8" officeooo:paragraph-rsid="001388d8"/>
    </style:style>
    <style:style style:name="P25" style:family="paragraph" style:parent-style-name="Standard">
      <style:text-properties fo:color="#000000" style:font-name="Liberation Serif1" fo:font-style="normal" officeooo:rsid="00307f16" officeooo:paragraph-rsid="00307f16" style:font-style-asian="normal" style:font-style-complex="normal"/>
    </style:style>
    <style:style style:name="P26" style:family="paragraph" style:parent-style-name="Standard">
      <style:text-properties fo:color="#000000" style:font-name="Liberation Serif1" fo:font-style="normal" officeooo:rsid="0030b68b" officeooo:paragraph-rsid="0030b68b" style:font-style-asian="normal" style:font-style-complex="normal"/>
    </style:style>
    <style:style style:name="P27" style:family="paragraph" style:parent-style-name="Standard">
      <style:text-properties fo:color="#000000" style:font-name="Liberation Serif1" fo:font-style="normal" fo:font-weight="bold" officeooo:rsid="0030b68b" officeooo:paragraph-rsid="0030b68b" style:font-style-asian="normal" style:font-weight-asian="bold" style:font-style-complex="normal" style:font-weight-complex="bold"/>
    </style:style>
    <style:style style:name="P28" style:family="paragraph" style:parent-style-name="Standard">
      <style:text-properties officeooo:rsid="00156edf" officeooo:paragraph-rsid="001388d8"/>
    </style:style>
    <style:style style:name="P29" style:family="paragraph" style:parent-style-name="Standard">
      <style:text-properties officeooo:rsid="00156edf" officeooo:paragraph-rsid="0030b68b"/>
    </style:style>
    <style:style style:name="P30" style:family="paragraph" style:parent-style-name="Standard">
      <style:text-properties style:font-name="Liberation Serif1" fo:font-weight="bold" officeooo:rsid="00307f16" officeooo:paragraph-rsid="00307f16" style:font-weight-asian="bold" style:font-weight-complex="bold"/>
    </style:style>
    <style:style style:name="P31" style:family="paragraph" style:parent-style-name="Standard">
      <style:text-properties style:font-name="Liberation Serif1" fo:font-weight="normal" officeooo:rsid="00307f16" officeooo:paragraph-rsid="00307f16" style:font-weight-asian="normal" style:font-weight-complex="normal"/>
    </style:style>
    <style:style style:name="P32" style:family="paragraph" style:parent-style-name="Heading_20_1">
      <style:text-properties officeooo:rsid="001388d8" officeooo:paragraph-rsid="001388d8"/>
    </style:style>
    <style:style style:name="P33" style:family="paragraph" style:parent-style-name="Heading_20_1">
      <style:text-properties fo:color="#000000" fo:font-size="14pt" style:font-size-asian="14pt" style:font-size-complex="14pt"/>
    </style:style>
    <style:style style:name="P34" style:family="paragraph" style:parent-style-name="Heading_20_1">
      <style:text-properties fo:color="#000000" fo:font-size="14pt" officeooo:rsid="0011be00" officeooo:paragraph-rsid="0011be00" style:font-size-asian="14pt" style:font-size-complex="14pt"/>
    </style:style>
    <style:style style:name="P35" style:family="paragraph" style:parent-style-name="Heading_20_1">
      <style:text-properties fo:color="#000000" fo:font-size="14pt" officeooo:rsid="001134a5" officeooo:paragraph-rsid="001134a5" style:font-size-asian="14pt" style:font-size-complex="14pt"/>
    </style:style>
    <style:style style:name="P36" style:family="paragraph" style:parent-style-name="Heading_20_1">
      <style:paragraph-properties fo:break-before="page"/>
      <style:text-properties fo:color="#000000" fo:font-size="14pt" officeooo:rsid="000fc6a8" officeooo:paragraph-rsid="000fc6a8" style:font-size-asian="14pt" style:font-size-complex="14pt"/>
    </style:style>
    <style:style style:name="P37" style:family="paragraph" style:parent-style-name="List_20_Paragraph" style:list-style-name="L3">
      <style:text-properties officeooo:rsid="002cd2ec" officeooo:paragraph-rsid="002cd2ec"/>
    </style:style>
    <style:style style:name="P38" style:family="paragraph" style:parent-style-name="List_20_Paragraph" style:list-style-name="L3">
      <style:text-properties fo:font-weight="normal" officeooo:rsid="002cd2ec" officeooo:paragraph-rsid="002cd2ec" style:font-weight-asian="normal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officeooo:rsid="00274cf4" fo:background-color="transparent" loext:char-shading-value="0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officeooo:rsid="0019ae52" fo:background-color="transparent" loext:char-shading-value="0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en" fo:country="US" officeooo:rsid="00307f16" fo:background-color="transparent" loext:char-shading-value="0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en" fo:country="US" officeooo:rsid="0030b68b" fo:background-color="transparent" loext:char-shading-value="0" style:font-name-asian="Times New Roman1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fo:language="ru" fo:country="RU" officeooo:rsid="00307f16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9fab4" style:font-weight-asian="normal" style:font-weight-complex="normal"/>
    </style:style>
    <style:style style:name="T15" style:family="text">
      <style:text-properties fo:font-weight="normal" officeooo:rsid="002cd2ec" style:font-weight-asian="normal" style:font-weight-complex="normal"/>
    </style:style>
    <style:style style:name="T16" style:family="text">
      <style:text-properties fo:font-weight="normal" officeooo:rsid="00307f16" style:font-weight-asian="normal" style:font-weight-complex="normal"/>
    </style:style>
    <style:style style:name="T17" style:family="text">
      <style:text-properties fo:font-weight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808080" fo:font-style="italic" fo:font-weight="bold"/>
    </style:style>
    <style:style style:name="T20" style:family="text">
      <style:text-properties fo:color="#808080" fo:font-weight="bold"/>
    </style:style>
    <style:style style:name="T21" style:family="text">
      <style:text-properties officeooo:rsid="002cd2ec"/>
    </style:style>
    <style:style style:name="T22" style:family="text">
      <style:text-properties officeooo:rsid="003008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осковский Авиационный Институт</text:p>
      <text:p text:style-name="P4">(Национальный Исследовательский Университет)</text:p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3"/>
      <text:p text:style-name="P3"/>
      <text:p text:style-name="P1"><text:span text:style-name="T1">Лабораторная работ</text:span><text:span text:style-name="T2">а</text:span><text:span text:style-name="T1"> №</text:span><text:span text:style-name="T4">5</text:span><text:span text:style-name="T1"> по курсу</text:span><text:span text:style-name="T3"> </text:span></text:p>
      <text:p text:style-name="P7">«Операционные системы»</text:p>
      <text:p text:style-name="P6"/>
      <text:p text:style-name="P5">Работа с динамическими библиотеками</text:p>
      <text:p text:style-name="P2"/>
      <text:p text:style-name="P3"/>
      <text:p text:style-name="P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5"><text:span text:style-name="T5">Студент: </text:span><text:span text:style-name="T11">Косогоров Владислав Валерьевич</text:span></text:p>
      <text:p text:style-name="P17"><text:span text:style-name="T5">Группа: М80 – 20</text:span><text:span text:style-name="T6">6</text:span><text:span text:style-name="T5">Б-18</text:span></text:p>
      <text:p text:style-name="P17"><text:span text:style-name="T5">Вариант: </text:span><text:span text:style-name="T9">5-2</text:span></text:p>
      <text:p text:style-name="P13">Преподаватель: Соколов Андрей <text:s/>Алексеевич</text:p>
      <text:p text:style-name="P13">Оценка: ___________</text:p>
      <text:p text:style-name="P13">Дата: ___________</text:p>
      <text:p text:style-name="P15"><text:span text:style-name="T10">Подпись</text:span><text:span text:style-name="T5">: ___________</text:span></text:p>
      <text:p text:style-name="P14"/>
      <text:p text:style-name="P14"/>
      <text:p text:style-name="P14">Москва, 2019</text:p>
      <text:h text:style-name="P36" text:outline-level="1">Постановка задачи</text:h>
      <text:p text:style-name="P11">Создать динамическую библиотеку, которая реализует определенный функционал. Далее использовать данную библиотеку двумя способами:</text:p>
      <text:list xml:id="list1312176917" text:style-name="L1">
        <text:list-item>
          <text:p text:style-name="P19">Подключить библиотеку на этапе линковки</text:p>
        </text:list-item>
        <text:list-item>
          <text:p text:style-name="P19">Подгрузив библиотеку в память с помощью системных вызовов</text:p>
        </text:list-item>
      </text:list>
      <text:p text:style-name="P8"><text:span text:style-name="T18">Вариант задания:</text:span><text:span text:style-name="T13"> </text:span><text:span text:style-name="T16">5</text:span><text:span text:style-name="T14">-</text:span><text:span text:style-name="T16">2</text:span><text:span text:style-name="T13">. </text:span><text:span text:style-name="T14">Библиотека должна обеспечивать работу со </text:span><text:span text:style-name="T16">очередью</text:span><text:span text:style-name="T14"> </text:span><text:span text:style-name="T16">вещественных 64-битных чисел</text:span><text:span text:style-name="T14">.</text:span></text:p>
      <text:h text:style-name="P35" text:outline-level="1">Общие сведения о программе</text:h>
      <text:p text:style-name="P12">Сборка и подключение библиотеки выполняется системой сборки CMake. Используются команды add_executable, add_library, target_link_library(SHARED).</text:p>
      <text:p text:style-name="P9">Используются следующие системные вызовы</text:p>
      <text:list xml:id="list1422981961" text:style-name="L2">
        <text:list-item>
          <text:p text:style-name="P20"><text:span text:style-name="T21">dlopen</text:span><text:span text:style-name="T13"> — </text:span><text:span text:style-name="T15">загружает динамическую библиотеку и возвращает handle</text:span></text:p>
        </text:list-item>
        <text:list-item>
          <text:p text:style-name="P20"><text:span text:style-name="T21">dlclose</text:span> —<text:span text:style-name="T13"> </text:span><text:span text:style-name="T15">уменьшает счетчик ссылок на динамический объект в памяти, если он становится равным нулю, то объект выгружается из памяти.</text:span></text:p>
        </text:list-item>
        <text:list-item>
          <text:p text:style-name="P21"><text:span text:style-name="T21">dlsym</text:span> —<text:span text:style-name="T13"> </text:span><text:span text:style-name="T15">позволяет получить указатель на функцию, находящуюся в динамической библиотеке.</text:span></text:p>
        </text:list-item>
        <text:list-item>
          <text:p text:style-name="P22"><text:span text:style-name="T21">dlerror</text:span><text:span text:style-name="T13"> — </text:span><text:span text:style-name="T15">возвращает читабельную строку, описывающую последнюю возникшую ошибку, возникшую при взаимодействие с динамической библиотекой.</text:span></text:p>
        </text:list-item>
      </text:list>
      <text:h text:style-name="P34" text:outline-level="1">Общий метод и алгоритм решения</text:h>
      <text:list xml:id="list1996893567" text:style-name="L3">
        <text:list-item>
          <text:p text:style-name="P37">Создать файлы динамической библиотеки.</text:p>
        </text:list-item>
        <text:list-item>
          <text:p text:style-name="P37">Собрать библиотеку с помощью CMake и получить файл с расширением .so</text:p>
        </text:list-item>
        <text:list-item>
          <text:p text:style-name="P37">Написать две программы, одна из которых использует системные вызовы для открытия библиотеки, а другая подключает библиотеку на этапе линковки.</text:p>
        </text:list-item>
        <text:list-item>
          <text:p text:style-name="P38">Собрать эти программы и проверить корректность их работы</text:p>
        </text:list-item>
      </text:list>
      <text:h text:style-name="P33" text:outline-level="1">Код программы</text:h>
      <text:p text:style-name="P30">queue.h</text:p>
      <text:p text:style-name="P31">#ifndef D_QUEUE_H</text:p>
      <text:p text:style-name="P31">#define D_QUEUE_H</text:p>
      <text:p text:style-name="P31"/>
      <text:p text:style-name="P31"><text:soft-page-break/>#include &lt;stdio.h&gt;</text:p>
      <text:p text:style-name="P31">#include &lt;stdlib.h&gt;</text:p>
      <text:p text:style-name="P31">#include &lt;assert.h&gt;</text:p>
      <text:p text:style-name="P31"/>
      <text:p text:style-name="P31">typedef struct node {</text:p>
      <text:p text:style-name="P31"><text:s text:c="4"/>double data;</text:p>
      <text:p text:style-name="P31"><text:s text:c="4"/>struct node* next;</text:p>
      <text:p text:style-name="P31">} Node;</text:p>
      <text:p text:style-name="P31"/>
      <text:p text:style-name="P31">Node* Initialize(double val);</text:p>
      <text:p text:style-name="P31">void PushFront(Node* head, double data);</text:p>
      <text:p text:style-name="P31">void PopBack(Node** head);</text:p>
      <text:p text:style-name="P31">void Destroy(Node** head);</text:p>
      <text:p text:style-name="P31">void QueuePrint(Node* head);</text:p>
      <text:p text:style-name="P31">#endif // D_QUEUE_H</text:p>
      <text:p text:style-name="P25"><text:span text:style-name="T20"/></text:p>
      <text:p text:style-name="P26"><text:span text:style-name="T17">queue.c</text:span></text:p>
      <text:p text:style-name="P26">#include &lt;assert.h&gt;</text:p>
      <text:p text:style-name="P26">#include "queue.h"</text:p>
      <text:p text:style-name="P26"/>
      <text:p text:style-name="P26">Node* Initialize(double val) {</text:p>
      <text:p text:style-name="P26"><text:s text:c="4"/>Node* res = (Node*)malloc(sizeof(Node));</text:p>
      <text:p text:style-name="P26"><text:s text:c="4"/>res-&gt;data = val;</text:p>
      <text:p text:style-name="P26"><text:s text:c="4"/>res-&gt;next = NULL;</text:p>
      <text:p text:style-name="P26"><text:s text:c="4"/>return res;</text:p>
      <text:p text:style-name="P26">}</text:p>
      <text:p text:style-name="P26"/>
      <text:p text:style-name="P26">void PushFront(Node* head, double data) {</text:p>
      <text:p text:style-name="P26"><text:s text:c="4"/>assert(head != NULL);</text:p>
      <text:p text:style-name="P26"><text:soft-page-break/><text:s text:c="4"/>Node* newNode = (Node*)malloc(sizeof(Node));</text:p>
      <text:p text:style-name="P26"><text:s text:c="4"/>newNode-&gt;next = head-&gt;next;</text:p>
      <text:p text:style-name="P26"><text:s text:c="4"/>head-&gt;next = newNode;</text:p>
      <text:p text:style-name="P26"><text:s text:c="4"/>newNode-&gt;data = head-&gt;data;</text:p>
      <text:p text:style-name="P26"><text:s text:c="4"/>head-&gt;data = data;</text:p>
      <text:p text:style-name="P26">}</text:p>
      <text:p text:style-name="P26"/>
      <text:p text:style-name="P26">void PopBack(Node** head) {</text:p>
      <text:p text:style-name="P26"><text:s text:c="4"/>assert(head != NULL);</text:p>
      <text:p text:style-name="P26"><text:s text:c="4"/>if ((*head)-&gt;next == NULL) {</text:p>
      <text:p text:style-name="P26"><text:s text:c="8"/>Destroy(head);</text:p>
      <text:p text:style-name="P26"><text:s text:c="8"/>return;</text:p>
      <text:p text:style-name="P26"><text:s text:c="4"/>}</text:p>
      <text:p text:style-name="P26"><text:s text:c="4"/>Node* current = *head;</text:p>
      <text:p text:style-name="P26"><text:s text:c="4"/>while (current-&gt;next-&gt;next != NULL) {</text:p>
      <text:p text:style-name="P26"><text:s text:c="8"/>current = current-&gt;next;</text:p>
      <text:p text:style-name="P26"><text:s text:c="4"/>}</text:p>
      <text:p text:style-name="P26"><text:s text:c="4"/>free(current-&gt;next);</text:p>
      <text:p text:style-name="P26"><text:s text:c="4"/>current-&gt;next = NULL;</text:p>
      <text:p text:style-name="P26">}</text:p>
      <text:p text:style-name="P26"/>
      <text:p text:style-name="P26">void QueuePrint(Node* head) {</text:p>
      <text:p text:style-name="P26"><text:s text:c="4"/>assert (head != NULL);</text:p>
      <text:p text:style-name="P26"><text:s text:c="4"/>Node* current = head;</text:p>
      <text:p text:style-name="P26"><text:s text:c="4"/>while (current) {</text:p>
      <text:p text:style-name="P26"><text:s text:c="8"/>printf("%lf ", current-&gt;data);</text:p>
      <text:p text:style-name="P26"><text:s text:c="8"/>current = current-&gt;next;</text:p>
      <text:p text:style-name="P26"><text:s text:c="4"/>}</text:p>
      <text:p text:style-name="P26"><text:s text:c="4"/>putchar('\n');</text:p>
      <text:p text:style-name="P26"><text:soft-page-break/>}</text:p>
      <text:p text:style-name="P26"/>
      <text:p text:style-name="P26"/>
      <text:p text:style-name="P26">void Destroy(Node** head) <text:s/>{ </text:p>
      <text:p text:style-name="P26"><text:s text:c="4"/>Node* current = *head;</text:p>
      <text:p text:style-name="P26"><text:s text:c="4"/>Node* next;</text:p>
      <text:p text:style-name="P26"><text:s text:c="4"/>while (current != NULL) {</text:p>
      <text:p text:style-name="P26"><text:s text:c="8"/>next = current-&gt;next;</text:p>
      <text:p text:style-name="P26"><text:s text:c="8"/>free(current);</text:p>
      <text:p text:style-name="P26"><text:s text:c="8"/>current = next;</text:p>
      <text:p text:style-name="P26"><text:s text:c="4"/>}</text:p>
      <text:p text:style-name="P26"><text:s text:c="4"/>*head = NULL;</text:p>
      <text:p text:style-name="P26">}</text:p>
      <text:p text:style-name="P26"/>
      <text:p text:style-name="P27">staticmain.c</text:p>
      <text:p text:style-name="P26">#include "queue.h"</text:p>
      <text:p text:style-name="P26"/>
      <text:p text:style-name="P26">int main(void)</text:p>
      <text:p text:style-name="P26">{</text:p>
      <text:p text:style-name="P26"><text:s text:c="4"/>int act = 0;</text:p>
      <text:p text:style-name="P26"><text:s text:c="4"/>double key = 0;</text:p>
      <text:p text:style-name="P26"><text:s text:c="4"/>Node* queue = NULL;</text:p>
      <text:p text:style-name="P26"><text:s text:c="4"/>printf("This is compile-time linking\n\n");</text:p>
      <text:p text:style-name="P26"><text:s text:c="4"/>printf("Choose an operation:\n");</text:p>
      <text:p text:style-name="P26"><text:s text:c="4"/>printf("1) Initialize the queue\n");</text:p>
      <text:p text:style-name="P26"><text:s text:c="4"/>printf("2) Push front\n");</text:p>
      <text:p text:style-name="P26"><text:s text:c="4"/>printf("3) Pop back\n");</text:p>
      <text:p text:style-name="P26"><text:s text:c="4"/>printf("4) Print queue\n");</text:p>
      <text:p text:style-name="P26"><text:s text:c="4"/>printf("0) Exit\n");</text:p>
      <text:p text:style-name="P26"><text:soft-page-break/></text:p>
      <text:p text:style-name="P26"><text:s text:c="4"/>while (scanf("%d", &amp;act) &amp;&amp; act != 0) {</text:p>
      <text:p text:style-name="P26"><text:s text:c="8"/>switch(act) {</text:p>
      <text:p text:style-name="P26"><text:s text:c="8"/>case 1:</text:p>
      <text:p text:style-name="P26"><text:s text:c="12"/>printf("Enter key to initialize the queue: ");</text:p>
      <text:p text:style-name="P26"><text:s text:c="12"/>scanf("%lf", &amp;key);</text:p>
      <text:p text:style-name="P26"><text:s text:c="12"/>queue = Initialize(key);</text:p>
      <text:p text:style-name="P26"><text:s text:c="12"/>break;</text:p>
      <text:p text:style-name="P26"><text:s text:c="8"/>case 2:</text:p>
      <text:p text:style-name="P26"><text:s text:c="12"/>printf("Enter key: ");</text:p>
      <text:p text:style-name="P26"><text:s text:c="12"/>scanf("%lf", &amp;key);</text:p>
      <text:p text:style-name="P26"><text:s text:c="12"/>PushFront(queue, key);</text:p>
      <text:p text:style-name="P26"><text:s text:c="12"/>break;</text:p>
      <text:p text:style-name="P26"><text:s text:c="8"/>case 3:</text:p>
      <text:p text:style-name="P26"><text:s text:c="12"/>PopBack(&amp;queue);</text:p>
      <text:p text:style-name="P26"><text:s text:c="12"/>break;</text:p>
      <text:p text:style-name="P26"><text:s text:c="8"/>case 4:</text:p>
      <text:p text:style-name="P26"><text:s text:c="12"/>QueuePrint(queue);</text:p>
      <text:p text:style-name="P26"><text:s text:c="12"/>break;</text:p>
      <text:p text:style-name="P26"><text:s text:c="8"/>default:</text:p>
      <text:p text:style-name="P26"><text:s text:c="12"/>printf("Incorrect command\n");</text:p>
      <text:p text:style-name="P26"><text:s text:c="12"/>break;</text:p>
      <text:p text:style-name="P26"><text:s text:c="8"/>}</text:p>
      <text:p text:style-name="P26"><text:s text:c="8"/></text:p>
      <text:p text:style-name="P26"><text:s text:c="8"/>printf("Choose an operation:\n");</text:p>
      <text:p text:style-name="P26"><text:s text:c="8"/>printf("1) Initialize the queue\n");</text:p>
      <text:p text:style-name="P26"><text:s text:c="8"/>printf("2) Push front\n");</text:p>
      <text:p text:style-name="P26"><text:s text:c="8"/>printf("3) Pop back\n");</text:p>
      <text:p text:style-name="P26"><text:s text:c="8"/>printf("4) Print queue\n");</text:p>
      <text:p text:style-name="P26"><text:soft-page-break/><text:s text:c="8"/>printf("0) Exit\n");</text:p>
      <text:p text:style-name="P26"><text:s text:c="4"/>}</text:p>
      <text:p text:style-name="P26"/>
      <text:p text:style-name="P26"><text:s text:c="4"/>Destroy(&amp;queue);</text:p>
      <text:p text:style-name="P26"><text:s text:c="4"/>return 0;</text:p>
      <text:p text:style-name="P26">}</text:p>
      <text:p text:style-name="P26"/>
      <text:p text:style-name="P27">dynamicmain.c</text:p>
      <text:p text:style-name="P26">#include &lt;dlfcn.h&gt;</text:p>
      <text:p text:style-name="P26"/>
      <text:p text:style-name="P26">#include "queue.h" </text:p>
      <text:p text:style-name="P26"/>
      <text:p text:style-name="P26">int main(void)</text:p>
      <text:p text:style-name="P26">{</text:p>
      <text:p text:style-name="P26"><text:s text:c="4"/>Node* (*Initialize)(double val);</text:p>
      <text:p text:style-name="P26"><text:s text:c="4"/>void (*PushFront)(Node* head, double data);</text:p>
      <text:p text:style-name="P26"><text:s text:c="4"/>void (*PopBack)(Node** head);</text:p>
      <text:p text:style-name="P26"><text:s text:c="4"/>void (*Destroy)(Node** head);</text:p>
      <text:p text:style-name="P26"><text:s text:c="4"/>void (*QueuePrint)(Node* head);</text:p>
      <text:p text:style-name="P26"/>
      <text:p text:style-name="P26"><text:s text:c="4"/>void* libHandle;</text:p>
      <text:p text:style-name="P26"><text:s text:c="4"/>libHandle = dlopen("./libqueue.so", RTLD_LAZY);</text:p>
      <text:p text:style-name="P26"><text:s text:c="4"/>if (!libHandle) {</text:p>
      <text:p text:style-name="P26"><text:s text:c="8"/>perror("dlopen error");</text:p>
      <text:p text:style-name="P26"><text:s text:c="8"/>exit(-1);</text:p>
      <text:p text:style-name="P26"><text:s text:c="4"/>}</text:p>
      <text:p text:style-name="P26"/>
      <text:p text:style-name="P26"><text:s text:c="4"/>Initialize = (Node (*)(void))dlsym(libHandle, "Initialize");</text:p>
      <text:p text:style-name="P26"><text:s text:c="4"/>PushFront = (void (*)(void))dlsym(libHandle, "PushFront");</text:p>
      <text:p text:style-name="P26"><text:soft-page-break/><text:s text:c="4"/>PopBack = (void (*)(void))dlsym(libHandle, "PopBack");</text:p>
      <text:p text:style-name="P26"><text:s text:c="4"/>Destroy = (void (*)(void))dlsym(libHandle, "Destroy");</text:p>
      <text:p text:style-name="P26"><text:s text:c="4"/>QueuePrint = (void (*)(void))dlsym(libHandle, "QueuePrint");</text:p>
      <text:p text:style-name="P26"/>
      <text:p text:style-name="P26"><text:s text:c="4"/>int act = 0;</text:p>
      <text:p text:style-name="P26"><text:s text:c="4"/>double key = 0;</text:p>
      <text:p text:style-name="P26"><text:s text:c="4"/>Node* queue = NULL;</text:p>
      <text:p text:style-name="P26"/>
      <text:p text:style-name="P26"><text:s text:c="4"/>printf("Choose an operation:\n");</text:p>
      <text:p text:style-name="P26"><text:s text:c="4"/>printf("1) Initialize the queue\n");</text:p>
      <text:p text:style-name="P26"><text:s text:c="4"/>printf("2) Push front\n");</text:p>
      <text:p text:style-name="P26"><text:s text:c="4"/>printf("3) Pop back\n");</text:p>
      <text:p text:style-name="P26"><text:s text:c="4"/>printf("4) Print queue\n");</text:p>
      <text:p text:style-name="P26"><text:s text:c="4"/>printf("0) Exit\n");</text:p>
      <text:p text:style-name="P26"/>
      <text:p text:style-name="P26"><text:s text:c="4"/>while (scanf("%d", &amp;act) &amp;&amp; act) {</text:p>
      <text:p text:style-name="P26"><text:s text:c="8"/>switch(act) {</text:p>
      <text:p text:style-name="P26"><text:s text:c="8"/>case 1:</text:p>
      <text:p text:style-name="P26"><text:s text:c="12"/>printf("Enter key to initialize the queue: ");</text:p>
      <text:p text:style-name="P26"><text:s text:c="12"/>scanf("%lf", &amp;key);</text:p>
      <text:p text:style-name="P26"><text:s text:c="12"/>queue = (*Initialize)(key);</text:p>
      <text:p text:style-name="P26"><text:s text:c="12"/>break;</text:p>
      <text:p text:style-name="P26"/>
      <text:p text:style-name="P26"><text:s text:c="8"/>case 2:</text:p>
      <text:p text:style-name="P26"><text:s text:c="12"/>printf("Enter key: ");</text:p>
      <text:p text:style-name="P26"><text:s text:c="12"/>scanf("%lf", &amp;key);</text:p>
      <text:p text:style-name="P26"><text:s text:c="12"/>(*PushFront)(queue, key);</text:p>
      <text:p text:style-name="P26"><text:s text:c="12"/>break;</text:p>
      <text:p text:style-name="P26"/>
      <text:p text:style-name="P26"><text:soft-page-break/><text:s text:c="8"/>case 3:</text:p>
      <text:p text:style-name="P26"><text:s text:c="12"/>(*PopBack)(&amp;queue);</text:p>
      <text:p text:style-name="P26"><text:s text:c="12"/>break;</text:p>
      <text:p text:style-name="P26"/>
      <text:p text:style-name="P26"><text:s text:c="8"/>case 4:</text:p>
      <text:p text:style-name="P26"><text:s text:c="12"/>(*QueuePrint)(queue);</text:p>
      <text:p text:style-name="P26"><text:s text:c="12"/>break;</text:p>
      <text:p text:style-name="P26"/>
      <text:p text:style-name="P26"><text:s text:c="8"/>default:</text:p>
      <text:p text:style-name="P26"><text:s text:c="12"/>printf("Incorrect command\n");</text:p>
      <text:p text:style-name="P26"><text:s text:c="12"/>break;</text:p>
      <text:p text:style-name="P26"><text:s text:c="8"/>}</text:p>
      <text:p text:style-name="P26"><text:s text:c="8"/>printf("Choose an operation:\n");</text:p>
      <text:p text:style-name="P26"><text:s text:c="8"/>printf("1) Initialize the queue\n");</text:p>
      <text:p text:style-name="P26"><text:s text:c="8"/>printf("2) Push front\n");</text:p>
      <text:p text:style-name="P26"><text:s text:c="8"/>printf("3) Pop back\n");</text:p>
      <text:p text:style-name="P26"><text:s text:c="8"/>printf("4) Print queue\n");</text:p>
      <text:p text:style-name="P26"><text:s text:c="8"/>printf("0) Exit\n");</text:p>
      <text:p text:style-name="P26"><text:s text:c="4"/>}</text:p>
      <text:p text:style-name="P26"><text:s text:c="4"/>(*Destroy)(&amp;queue);</text:p>
      <text:p text:style-name="P26"/>
      <text:p text:style-name="P26"><text:s text:c="4"/>if (dlclose(libHandle) != 0) {</text:p>
      <text:p text:style-name="P26"><text:s text:c="8"/>perror("dlclose error");</text:p>
      <text:p text:style-name="P26"><text:s text:c="8"/>exit(-1);</text:p>
      <text:p text:style-name="P26"><text:s text:c="4"/>}</text:p>
      <text:p text:style-name="P26"><text:s text:c="4"/>return 0;</text:p>
      <text:p text:style-name="P26">}</text:p>
      <text:p text:style-name="P26"/>
      <text:h text:style-name="P32" text:outline-level="1"><text:soft-page-break/><text:span text:style-name="T12">Демонстрация работы программы</text:span></text:h>
      <text:p text:style-name="P24"><text:span text:style-name="T12"/></text:p>
      <text:p text:style-name="P28">…/prog_3_sem/os/lab5  ./run-dyn <text:s text:c="24"/></text:p>
      <text:p text:style-name="P28">Choose an operation:</text:p>
      <text:p text:style-name="P28">1) Initialize the queue</text:p>
      <text:p text:style-name="P28">2) Push front</text:p>
      <text:p text:style-name="P28">3) Pop back</text:p>
      <text:p text:style-name="P28">4) Print queue</text:p>
      <text:p text:style-name="P28">0) Exit</text:p>
      <text:p text:style-name="P28">1</text:p>
      <text:p text:style-name="P28">Enter key to initialize the queue: 1</text:p>
      <text:p text:style-name="P28">Choose an operation:</text:p>
      <text:p text:style-name="P28">1) Initialize the queue</text:p>
      <text:p text:style-name="P28">2) Push front</text:p>
      <text:p text:style-name="P28">3) Pop back</text:p>
      <text:p text:style-name="P28">4) Print queue</text:p>
      <text:p text:style-name="P28">0) Exit</text:p>
      <text:p text:style-name="P28">2</text:p>
      <text:p text:style-name="P28">Enter key: 15</text:p>
      <text:p text:style-name="P28">Choose an operation:</text:p>
      <text:p text:style-name="P28">1) Initialize the queue</text:p>
      <text:p text:style-name="P28">2) Push front</text:p>
      <text:p text:style-name="P28">3) Pop back</text:p>
      <text:p text:style-name="P28">4) Print queue</text:p>
      <text:p text:style-name="P28">0) Exit</text:p>
      <text:p text:style-name="P28">4</text:p>
      <text:p text:style-name="P28">15.000000 1.000000 </text:p>
      <text:p text:style-name="P28">Choose an operation:</text:p>
      <text:p text:style-name="P28">1) Initialize the queue</text:p>
      <text:p text:style-name="P28"><text:soft-page-break/>2) Push front</text:p>
      <text:p text:style-name="P28">3) Pop back</text:p>
      <text:p text:style-name="P28">4) Print queue</text:p>
      <text:p text:style-name="P28">0) Exit</text:p>
      <text:p text:style-name="P28">3</text:p>
      <text:p text:style-name="P28">Choose an operation:</text:p>
      <text:p text:style-name="P28">1) Initialize the queue</text:p>
      <text:p text:style-name="P28">2) Push front</text:p>
      <text:p text:style-name="P28">3) Pop back</text:p>
      <text:p text:style-name="P28">4) Print queue</text:p>
      <text:p text:style-name="P28">0) Exit</text:p>
      <text:p text:style-name="P28">4</text:p>
      <text:p text:style-name="P28">15.000000 </text:p>
      <text:p text:style-name="P28">Choose an operation:</text:p>
      <text:p text:style-name="P28">1) Initialize the queue</text:p>
      <text:p text:style-name="P28">2) Push front</text:p>
      <text:p text:style-name="P28">3) Pop back</text:p>
      <text:p text:style-name="P28">4) Print queue</text:p>
      <text:p text:style-name="P28">0) Exit</text:p>
      <text:p text:style-name="P28">2</text:p>
      <text:p text:style-name="P28">Enter key: 123</text:p>
      <text:p text:style-name="P28">Choose an operation:</text:p>
      <text:p text:style-name="P28">1) Initialize the queue</text:p>
      <text:p text:style-name="P28">2) Push front</text:p>
      <text:p text:style-name="P28">3) Pop back</text:p>
      <text:p text:style-name="P28">4) Print queue</text:p>
      <text:p text:style-name="P28">0) Exit</text:p>
      <text:p text:style-name="P28">4</text:p>
      <text:p text:style-name="P28">123.000000 15.000000 </text:p>
      <text:p text:style-name="P28"><text:soft-page-break/>Choose an operation:</text:p>
      <text:p text:style-name="P28">1) Initialize the queue</text:p>
      <text:p text:style-name="P28">2) Push front</text:p>
      <text:p text:style-name="P28">3) Pop back</text:p>
      <text:p text:style-name="P28">4) Print queue</text:p>
      <text:p text:style-name="P28">0) Exit</text:p>
      <text:p text:style-name="P28">2</text:p>
      <text:p text:style-name="P28">Enter key: 12345</text:p>
      <text:p text:style-name="P28">Choose an operation:</text:p>
      <text:p text:style-name="P28">1) Initialize the queue</text:p>
      <text:p text:style-name="P28">2) Push front</text:p>
      <text:p text:style-name="P28">3) Pop back</text:p>
      <text:p text:style-name="P28">4) Print queue</text:p>
      <text:p text:style-name="P28">0) Exit</text:p>
      <text:p text:style-name="P28">4</text:p>
      <text:p text:style-name="P28">12345.000000 123.000000 15.000000 </text:p>
      <text:p text:style-name="P28">Choose an operation:</text:p>
      <text:p text:style-name="P28">1) Initialize the queue</text:p>
      <text:p text:style-name="P28">2) Push front</text:p>
      <text:p text:style-name="P28">3) Pop back</text:p>
      <text:p text:style-name="P28">4) Print queue</text:p>
      <text:p text:style-name="P29">0) Exit</text:p>
      <text:p text:style-name="P23">Вывод</text:p>
      <text:p text:style-name="P10">В результате <text:span text:style-name="T22">данной работы я научился создавать статические и динамические библиотеки, ознакомился с тем, как они размещаются в памяти и принципы их применения на примере работы с линейными структурами данных. 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style-name="Обычный" style:font-family-generic="roman" style:font-pitch="variable" fo:font-size="14pt" fo:language="ru" fo:country="RU" officeooo:rsid="000fc6a8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3cm" fo:margin-bottom="0cm" loext:contextual-spacing="false" fo:text-align="center" style:justify-single-word="false" fo:keep-together="always" style:page-number="auto" fo:keep-with-next="always"/>
      <style:text-properties fo:color="#4f81bd" style:font-name="Liberation Serif" fo:font-family="'Liberation Serif'" style:font-style-name="Обычный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20-02-10T22:21:25.855417250</dc:date>
    <meta:editing-cycles>57</meta:editing-cycles>
    <meta:editing-duration>PT3H39M51S</meta:editing-duration>
    <meta:generator>LibreOffice/6.0.7.3$Linux_X86_64 LibreOffice_project/00m0$Build-3</meta:generator>
    <meta:document-statistic meta:table-count="0" meta:image-count="0" meta:object-count="0" meta:page-count="12" meta:paragraph-count="292" meta:word-count="925" meta:character-count="7568" meta:non-whitespace-character-count="59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